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ans CJK SC" svg:font-family="Noto Sans CJK SC" style:font-family-generic="system" style:font-pitch="variable"/>
    <style:font-face style:name="Lohit Marathi" svg:font-family="Lohit Marath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2" style:family="paragraph"/>
    <style:style style:name="P8" style:parent-style-name="Standard" style:list-style-name="LFO2" style:family="paragraph"/>
    <style:style style:name="P9" style:parent-style-name="Standard" style:list-style-name="LFO2" style:family="paragraph"/>
    <style:style style:name="P10" style:parent-style-name="Standard" style:list-style-name="LFO2" style:family="paragraph"/>
    <style:style style:name="P11" style:parent-style-name="Standard" style:list-style-name="LFO3" style:family="paragraph"/>
    <style:style style:name="P12" style:parent-style-name="Standard" style:list-style-name="LFO4" style:family="paragraph"/>
    <style:style style:name="P13" style:parent-style-name="Standard" style:list-style-name="LFO5" style:family="paragraph"/>
    <style:style style:name="P14" style:parent-style-name="Standard" style:list-style-name="LFO6" style:family="paragraph"/>
    <style:style style:name="P15" style:parent-style-name="Standard" style:list-style-name="LFO6" style:family="paragraph"/>
    <style:style style:name="P16" style:parent-style-name="Standard" style:list-style-name="LFO6" style:family="paragraph"/>
    <style:style style:name="P17" style:parent-style-name="Standard" style:list-style-name="LFO6" style:family="paragraph"/>
    <style:style style:name="P18" style:parent-style-name="Standard" style:list-style-name="LFO6" style:family="paragraph"/>
    <style:style style:name="P19" style:parent-style-name="Standard" style:list-style-name="LFO6" style:family="paragraph"/>
    <style:style style:name="P20" style:parent-style-name="Standard" style:list-style-name="LFO6" style:family="paragraph"/>
    <style:style style:name="P21" style:parent-style-name="Standard" style:list-style-name="LFO6" style:family="paragraph"/>
    <style:style style:name="P22" style:parent-style-name="Standard" style:list-style-name="LFO6" style:family="paragraph"/>
    <style:style style:name="P23" style:parent-style-name="Standard" style:list-style-name="LFO7" style:family="paragraph"/>
    <style:style style:name="P24" style:parent-style-name="Standard" style:list-style-name="LFO8" style:family="paragraph"/>
    <style:style style:name="P25" style:parent-style-name="Standard" style:list-style-name="LFO8" style:family="paragraph"/>
    <style:style style:name="P26" style:parent-style-name="Standard" style:list-style-name="LFO8" style:family="paragraph"/>
    <style:style style:name="P27" style:parent-style-name="Standard" style:list-style-name="LFO8" style:family="paragraph"/>
    <style:style style:name="P28" style:parent-style-name="Standard" style:list-style-name="LFO9" style:family="paragraph"/>
    <style:style style:name="P29" style:parent-style-name="Standard" style:list-style-name="LFO10" style:family="paragraph"/>
    <style:style style:name="P30" style:parent-style-name="Standard" style:list-style-name="LFO10" style:family="paragraph"/>
    <style:style style:name="P31" style:parent-style-name="Standard" style:list-style-name="LFO10" style:family="paragraph"/>
    <style:style style:name="P32" style:parent-style-name="Standard" style:list-style-name="LFO10" style:family="paragraph"/>
    <style:style style:name="P33" style:parent-style-name="Standard" style:list-style-name="LFO10" style:family="paragraph"/>
    <style:style style:name="P34" style:parent-style-name="Standard" style:list-style-name="LFO10" style:family="paragraph"/>
    <style:style style:name="P35" style:parent-style-name="Standard" style:list-style-name="LFO10" style:family="paragraph"/>
    <style:style style:name="P36" style:parent-style-name="Standard" style:list-style-name="LFO10" style:family="paragraph"/>
    <style:style style:name="P37" style:parent-style-name="Standard" style:list-style-name="LFO10" style:family="paragraph"/>
    <style:style style:name="P38" style:parent-style-name="Standard" style:list-style-name="LFO10" style:family="paragraph"/>
    <style:style style:name="P39" style:parent-style-name="Standard" style:list-style-name="LFO10" style:family="paragraph"/>
    <style:style style:name="P40" style:parent-style-name="Standard" style:list-style-name="LFO10" style:family="paragraph"/>
    <style:style style:name="P41" style:parent-style-name="Standard" style:list-style-name="LFO11" style:family="paragraph"/>
    <style:style style:name="P42" style:parent-style-name="Standard" style:list-style-name="LFO12" style:family="paragraph"/>
    <style:style style:name="P43" style:parent-style-name="Standard" style:list-style-name="LFO12" style:family="paragraph"/>
    <style:style style:name="P44" style:parent-style-name="Standard" style:list-style-name="LFO12" style:family="paragraph"/>
    <style:style style:name="P45" style:parent-style-name="Standard" style:list-style-name="LFO12" style:family="paragraph"/>
    <style:style style:name="P46" style:parent-style-name="Standard" style:list-style-name="LFO12" style:family="paragraph"/>
    <style:style style:name="P47" style:parent-style-name="Standard" style:list-style-name="LFO13" style:family="paragraph"/>
  </office:automatic-styles>
  <office:body>
    <office:text text:use-soft-page-breaks="true">
      <text:p text:style-name="P1">Software year 12 task 1 logbook</text:p>
      <text:p text:style-name="P2">Noah Hallows</text:p>
      <text:p text:style-name="P3"/>
      <text:p text:style-name="Standard">Entry 1 29/10/23</text:p>
      <text:p text:style-name="Standard"/>
      <text:p text:style-name="Standard">Aim: My aim today was to make an official start to my project and setup the libraries I am going to use in the major project.</text:p>
      <text:p text:style-name="Standard"/>
      <text:p text:style-name="Standard">Work completed:</text:p>
      <text:list text:style-name="LFO1" text:continue-numbering="true">
        <text:list-item>
          <text:p text:style-name="P4">Started Gannt chart</text:p>
        </text:list-item>
        <text:list-item>
          <text:p text:style-name="P5">Started log book</text:p>
        </text:list-item>
        <text:list-item>
          <text:p text:style-name="P6">setup Opencv, distrobox and “face-recognition”(a python package for face recognition)</text:p>
        </text:list-item>
      </text:list>
      <text:p text:style-name="Standard"/>
      <text:p text:style-name="Standard">Work to be continued:</text:p>
      <text:p text:style-name="Standard">I plan to continue updating the software I have installed and my log book and gannt chart.</text:p>
      <text:p text:style-name="Standard"/>
      <text:p text:style-name="Standard">Issues:</text:p>
      <text:p text:style-name="Standard">Opencv doesn’t provide an install guide for Arch Linux, so instead of working it out my self I have setup a Fedora Linux container.</text:p>
      <text:p text:style-name="Standard"/>
      <text:p text:style-name="Standard">Entry 2 31/10/23</text:p>
      <text:p text:style-name="Standard"/>
      <text:p text:style-name="Standard">Aim: My aim today was to get a significant amount of my defining and understanding section done</text:p>
      <text:p text:style-name="Standard"/>
      <text:p text:style-name="Standard">Work completed:</text:p>
      <text:list text:style-name="LFO2" text:continue-numbering="true">
        <text:list-item>
          <text:p text:style-name="P7">DFD</text:p>
        </text:list-item>
        <text:list-item>
          <text:p text:style-name="P8">IPO diagram</text:p>
        </text:list-item>
        <text:list-item>
          <text:p text:style-name="P9">Identification of the problem</text:p>
        </text:list-item>
        <text:list-item>
          <text:p text:style-name="P10">Social and ethical issues</text:p>
        </text:list-item>
      </text:list>
      <text:p text:style-name="Standard"/>
      <text:p text:style-name="Standard">Work to be continued:</text:p>
      <text:list text:style-name="LFO3" text:continue-numbering="true">
        <text:list-item>
          <text:p text:style-name="P11">Structure chart</text:p>
        </text:list-item>
      </text:list>
      <text:p text:style-name="Standard">Issues: I had difficulty finding a program to make my diagrams in</text:p>
      <text:p text:style-name="Standard"/>
      <text:p text:style-name="Standard">Entry 3 1/11/23</text:p>
      <text:p text:style-name="Standard"/>
      <text:p text:style-name="Standard">Aim: To complete my context diagram</text:p>
      <text:p text:style-name="Standard"/>
      <text:p text:style-name="Standard">Work complete:</text:p>
      <text:list text:style-name="LFO4" text:continue-numbering="true">
        <text:list-item>
          <text:p text:style-name="P12">Context diagram</text:p>
        </text:list-item>
      </text:list>
      <text:p text:style-name="Standard"/>
      <text:p text:style-name="Standard">Work to be continued:</text:p>
      <text:list text:style-name="LFO5" text:continue-numbering="true">
        <text:list-item>
          <text:p text:style-name="P13">NA</text:p>
        </text:list-item>
      </text:list>
      <text:p text:style-name="Standard"/>
      <text:p text:style-name="Standard">Issues: NA</text:p>
      <text:p text:style-name="Standard"/>
      <text:p text:style-name="Standard">Entry 4 2/11/23</text:p>
      <text:p text:style-name="Standard"/>
      <text:p text:style-name="Standard">Aim: To finish my system modeling tools</text:p>
      <text:p text:style-name="Standard"/>
      <text:p text:style-name="Standard">Work completed:</text:p>
      <text:soft-page-break/>
      <text:list text:style-name="LFO6" text:continue-numbering="true">
        <text:list-item>
          <text:p text:style-name="P14">Strucute chart</text:p>
        </text:list-item>
        <text:list-item>
          <text:p text:style-name="P15">System flow chart</text:p>
        </text:list-item>
        <text:list-item>
          <text:p text:style-name="P16">Data dictionary</text:p>
        </text:list-item>
        <text:list-item>
          <text:p text:style-name="P17">Generation of ideas section</text:p>
        </text:list-item>
        <text:list-item>
          <text:p text:style-name="P18">Communication with others section</text:p>
        </text:list-item>
        <text:list-item>
          <text:p text:style-name="P19">Updated IPO diagram</text:p>
        </text:list-item>
        <text:list-item>
          <text:p text:style-name="P20">Selected appropriate data types</text:p>
        </text:list-item>
        <text:list-item>
          <text:p text:style-name="P21">Draft inferface design</text:p>
        </text:list-item>
        <text:list-item>
          <text:p text:style-name="P22">Setup github repo to store my work</text:p>
        </text:list-item>
      </text:list>
      <text:p text:style-name="Standard"/>
      <text:p text:style-name="Standard">Work to be continued:</text:p>
      <text:list text:style-name="LFO7" text:continue-numbering="true">
        <text:list-item>
          <text:p text:style-name="P23">NA</text:p>
        </text:list-item>
      </text:list>
      <text:p text:style-name="Standard"/>
      <text:p text:style-name="Standard">Issues: Microsoft Visio is bad, I had a bit of difficulty setting up github for the first time and for some reason the github android app doesn’t let my upload files. I tried to use ‘Mockups’ to make my draft UI but I quickly got annoyed with it and make the smart decision to make a static website using Dreamweaver and the Bootstrap framework as the mockup UI instead.</text:p>
      <text:p text:style-name="Standard"/>
      <text:p text:style-name="Standard">Entry 5 3/11/23</text:p>
      <text:p text:style-name="Standard"/>
      <text:p text:style-name="Standard">Aim: I planned on making my pseudocode and algorithm flowchart</text:p>
      <text:p text:style-name="Standard"/>
      <text:p text:style-name="Standard">Work complete:</text:p>
      <text:list text:style-name="LFO8" text:continue-numbering="true">
        <text:list-item>
          <text:p text:style-name="P24">Pseudocode</text:p>
        </text:list-item>
        <text:list-item>
          <text:p text:style-name="P25">Algorithm flow chart</text:p>
        </text:list-item>
        <text:list-item>
          <text:p text:style-name="P26">Updated gannt chart</text:p>
        </text:list-item>
        <text:list-item>
          <text:p text:style-name="P27">Updated IPO diagram</text:p>
        </text:list-item>
      </text:list>
      <text:p text:style-name="Standard"/>
      <text:p text:style-name="Standard">Work to be continued:</text:p>
      <text:list text:style-name="LFO9" text:continue-numbering="true">
        <text:list-item>
          <text:p text:style-name="P28">NA</text:p>
        </text:list-item>
      </text:list>
      <text:p text:style-name="Standard"/>
      <text:p text:style-name="Standard">Issues: Once again I do not like Microsoft Visio and I’m not 100% sure how I will tell opencv which face to blur</text:p>
      <text:p text:style-name="Standard"/>
      <text:p text:style-name="Standard">Entry 6 4/11/23</text:p>
      <text:p text:style-name="Standard"/>
      <text:p text:style-name="Standard">Aim: I plan on completing the remaining work for my assessment</text:p>
      <text:p text:style-name="Standard"/>
      <text:p text:style-name="Standard">Work complete:</text:p>
      <text:list text:style-name="LFO10" text:continue-numbering="true">
        <text:list-item>
          <text:p text:style-name="P29">Selection of software environment</text:p>
        </text:list-item>
        <text:list-item>
          <text:p text:style-name="P30">Identification of appropriate hardware</text:p>
        </text:list-item>
        <text:list-item>
          <text:p text:style-name="P31">Defining files</text:p>
        </text:list-item>
        <text:list-item>
          <text:p text:style-name="P32">Refined system flow chart</text:p>
        </text:list-item>
        <text:list-item>
          <text:p text:style-name="P33">Refined data dictionary</text:p>
        </text:list-item>
        <text:list-item>
          <text:p text:style-name="P34">Identification of potential subroutines</text:p>
        </text:list-item>
        <text:list-item>
          <text:p text:style-name="P35">Identification of appropriate test data</text:p>
        </text:list-item>
        <text:list-item>
          <text:p text:style-name="P36">Planed enabling of user feedback and update system</text:p>
        </text:list-item>
        <text:list-item>
          <text:p text:style-name="P37">Reconsideration of social and ethical issues</text:p>
        </text:list-item>
        <text:list-item>
          <text:p text:style-name="P38">More communication with others</text:p>
        </text:list-item>
        <text:list-item>
          <text:p text:style-name="P39">Management of project using tools</text:p>
        </text:list-item>
        <text:list-item>
          <text:p text:style-name="P40">Compiling all work into single document ready for submission</text:p>
        </text:list-item>
      </text:list>
      <text:p text:style-name="Standard"/>
      <text:soft-page-break/>
      <text:p text:style-name="Standard">Work to be continued</text:p>
      <text:list text:style-name="LFO11" text:continue-numbering="true">
        <text:list-item>
          <text:p text:style-name="P41">NA, project completed</text:p>
        </text:list-item>
      </text:list>
      <text:p text:style-name="Standard"/>
      <text:p text:style-name="Standard">Issues: I<text:s/>encountered<text:s/>no major issues today, the libraries and language I am using have no clear minimum hardware<text:s/>requirements,<text:s/>so I had to work<text:s/>them<text:s/>out<text:s/>myself.</text:p>
      <text:p text:style-name="Standard"/>
      <text:p text:style-name="Standard">Entry 7 21/11/23</text:p>
      <text:p text:style-name="Standard"/>
      <text:p text:style-name="Standard">Aim: Create prototype to include in assessment</text:p>
      <text:p text:style-name="Standard"/>
      <text:p text:style-name="Standard">Work completed:</text:p>
      <text:p text:style-name="Standard"/>
      <text:list text:style-name="LFO12" text:continue-numbering="true">
        <text:list-item>
          <text:p text:style-name="P42">The prototype is largely done; however, it doesn’t search sub directories. This will be fixed in the final version</text:p>
        </text:list-item>
      </text:list>
      <text:p text:style-name="Standard"/>
      <text:p text:style-name="Standard">Work to be continued:</text:p>
      <text:list text:style-name="LFO12" text:continue-numbering="true">
        <text:list-item>
          <text:p text:style-name="P43">Na</text:p>
        </text:list-item>
      </text:list>
      <text:p text:style-name="Standard"/>
      <text:p text:style-name="Standard">Issues: See above</text:p>
      <text:p text:style-name="Standard"/>
      <text:p text:style-name="Standard">Entry 8 23/11/2023</text:p>
      <text:p text:style-name="Standard"/>
      <text:p text:style-name="Standard">Aim: to fix minor issues in my portfolio, particularly improve the UI mockup</text:p>
      <text:p text:style-name="Standard"/>
      <text:p text:style-name="Standard">Work completed:</text:p>
      <text:list text:style-name="LFO12" text:continue-numbering="true">
        <text:list-item>
          <text:p text:style-name="P44">Improved UI mockup</text:p>
        </text:list-item>
        <text:list-item>
          <text:p text:style-name="P45">Improved pseudocode</text:p>
        </text:list-item>
        <text:list-item>
          <text:p text:style-name="P46">Included data structure</text:p>
        </text:list-item>
      </text:list>
      <text:p text:style-name="Standard"/>
      <text:p text:style-name="Standard">Work to be continued:</text:p>
      <text:list text:style-name="LFO13" text:continue-numbering="true">
        <text:list-item>
          <text:p text:style-name="P47">Na</text:p>
        </text:list-item>
      </text:list>
      <text:p text:style-name="Standard"/>
      <text:p text:style-name="Standard">Issues:<text:s/>Due to communication from the head<text:s/>teacher,<text:s/>I realized that I had missed the section of data structur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ans CJK SC" svg:font-family="Noto Sans CJK SC" style:font-family-generic="system" style:font-pitch="variable"/>
    <style:font-face style:name="Lohit Marathi" svg:font-family="Lohit Marath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Marath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Noah Hallows</dc:creator>
    <meta:creation-date>2023-10-29T11:15:00Z</meta:creation-date>
    <dc:date>2023-11-23T01:41:00Z</dc:date>
    <meta:template xlink:href="Normal.dotm" xlink:type="simple"/>
    <meta:editing-cycles>11</meta:editing-cycles>
    <meta:editing-duration>PT9300S</meta:editing-duration>
    <meta:document-statistic meta:page-count="3" meta:paragraph-count="6" meta:word-count="496" meta:character-count="3321" meta:row-count="23" meta:non-whitespace-character-count="2831"/>
  </office:meta>
</office:document-meta>
</file>